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note">
      <style:text-properties officeooo:rsid="001f78f5" officeooo:paragraph-rsid="001f78f5"/>
    </style:style>
    <style:style style:name="P2" style:family="paragraph" style:parent-style-name="Footnote">
      <style:text-properties officeooo:rsid="001f78f5" officeooo:paragraph-rsid="00210223"/>
    </style:style>
    <style:style style:name="P3" style:family="paragraph" style:parent-style-name="Footnote">
      <style:text-properties officeooo:rsid="001f78f5" officeooo:paragraph-rsid="00212d34"/>
    </style:style>
    <style:style style:name="P4" style:family="paragraph" style:parent-style-name="Footnote">
      <style:text-properties officeooo:rsid="001f78f5" officeooo:paragraph-rsid="0027ec19"/>
    </style:style>
    <style:style style:name="P5" style:family="paragraph" style:parent-style-name="Footnote">
      <style:text-properties officeooo:rsid="001f78f5" officeooo:paragraph-rsid="002b33a3"/>
    </style:style>
    <style:style style:name="P6" style:family="paragraph" style:parent-style-name="Footnote">
      <style:text-properties officeooo:rsid="00274f9a" officeooo:paragraph-rsid="00274f9a"/>
    </style:style>
    <style:style style:name="P7" style:family="paragraph" style:parent-style-name="Footnote">
      <style:text-properties officeooo:rsid="002c5b65" officeooo:paragraph-rsid="002c5b65"/>
    </style:style>
    <style:style style:name="P8" style:family="paragraph" style:parent-style-name="Standard">
      <style:paragraph-properties fo:text-align="center" style:justify-single-word="false"/>
      <style:text-properties officeooo:rsid="0013244b"/>
    </style:style>
    <style:style style:name="P9" style:family="paragraph" style:parent-style-name="Standard">
      <style:paragraph-properties fo:text-align="start" style:justify-single-word="false"/>
      <style:text-properties officeooo:rsid="0013244b"/>
    </style:style>
    <style:style style:name="P10" style:family="paragraph" style:parent-style-name="Standard">
      <style:text-properties officeooo:rsid="0013244b" officeooo:paragraph-rsid="0013244b"/>
    </style:style>
    <style:style style:name="P11" style:family="paragraph" style:parent-style-name="Standard">
      <style:paragraph-properties fo:text-align="center" style:justify-single-word="false"/>
      <style:text-properties fo:font-weight="bold" officeooo:rsid="0013244b" style:font-weight-asian="bold" style:font-weight-complex="bold"/>
    </style:style>
    <style:style style:name="P12" style:family="paragraph" style:parent-style-name="Standard">
      <style:paragraph-properties fo:text-align="center" style:justify-single-word="false"/>
      <style:text-properties fo:font-style="italic" officeooo:rsid="0013244b" style:font-style-asian="italic" style:font-style-complex="italic"/>
    </style:style>
    <style:style style:name="P13" style:family="paragraph" style:parent-style-name="Standard">
      <style:paragraph-properties fo:text-align="center" style:justify-single-word="false"/>
      <style:text-properties fo:font-style="italic" fo:font-weight="bold" officeooo:rsid="001396f3" officeooo:paragraph-rsid="001396f3" style:font-style-asian="italic" style:font-weight-asian="bold" style:font-style-complex="italic" style:font-weight-complex="bold"/>
    </style:style>
    <style:style style:name="P14" style:family="paragraph" style:parent-style-name="Standard">
      <style:text-properties fo:font-style="italic" fo:font-weight="bold" officeooo:rsid="001ef8c0" officeooo:paragraph-rsid="001ef8c0" style:font-style-asian="italic" style:font-weight-asian="bold" style:font-style-complex="italic" style:font-weight-complex="bold"/>
    </style:style>
    <style:style style:name="P15" style:family="paragraph" style:parent-style-name="Standard">
      <style:text-properties officeooo:rsid="001396f3" officeooo:paragraph-rsid="001396f3"/>
    </style:style>
    <style:style style:name="P16" style:family="paragraph" style:parent-style-name="Standard">
      <style:text-properties officeooo:rsid="00139bdb" officeooo:paragraph-rsid="00139bdb"/>
    </style:style>
    <style:style style:name="P17" style:family="paragraph" style:parent-style-name="Standard">
      <style:text-properties officeooo:rsid="00166ada" officeooo:paragraph-rsid="00166ada"/>
    </style:style>
    <style:style style:name="P18" style:family="paragraph" style:parent-style-name="Standard">
      <style:text-properties officeooo:rsid="00166ada" officeooo:paragraph-rsid="0018ff3a"/>
    </style:style>
    <style:style style:name="P19" style:family="paragraph" style:parent-style-name="Standard">
      <style:text-properties officeooo:rsid="0017ba06" officeooo:paragraph-rsid="0017ba06"/>
    </style:style>
    <style:style style:name="P20" style:family="paragraph" style:parent-style-name="Standard">
      <style:text-properties officeooo:rsid="0018aced" officeooo:paragraph-rsid="0018aced"/>
    </style:style>
    <style:style style:name="P21" style:family="paragraph" style:parent-style-name="Standard">
      <style:text-properties officeooo:rsid="0018ff3a" officeooo:paragraph-rsid="0018ff3a"/>
    </style:style>
    <style:style style:name="P22" style:family="paragraph" style:parent-style-name="Standard">
      <style:text-properties officeooo:rsid="001a2c5d" officeooo:paragraph-rsid="001a2c5d"/>
    </style:style>
    <style:style style:name="P23" style:family="paragraph" style:parent-style-name="Standard">
      <style:text-properties officeooo:rsid="001ad2cb" officeooo:paragraph-rsid="001ad2cb"/>
    </style:style>
    <style:style style:name="P24" style:family="paragraph" style:parent-style-name="Standard">
      <style:text-properties officeooo:rsid="001d2f36" officeooo:paragraph-rsid="001d2f36"/>
    </style:style>
    <style:style style:name="P25" style:family="paragraph" style:parent-style-name="Standard">
      <style:text-properties officeooo:rsid="001ef8c0" officeooo:paragraph-rsid="001ef8c0"/>
    </style:style>
    <style:style style:name="P26" style:family="paragraph" style:parent-style-name="Standard">
      <style:text-properties officeooo:rsid="0022c5fe" officeooo:paragraph-rsid="0022c5fe"/>
    </style:style>
    <style:style style:name="P27" style:family="paragraph" style:parent-style-name="Standard">
      <style:text-properties officeooo:rsid="0024577d" officeooo:paragraph-rsid="0024577d"/>
    </style:style>
    <style:style style:name="P28" style:family="paragraph" style:parent-style-name="Standard">
      <style:text-properties officeooo:rsid="002510b6" officeooo:paragraph-rsid="002510b6"/>
    </style:style>
    <style:style style:name="P29" style:family="paragraph" style:parent-style-name="Standard">
      <style:text-properties officeooo:rsid="00268411" officeooo:paragraph-rsid="00268411"/>
    </style:style>
    <style:style style:name="P30" style:family="paragraph" style:parent-style-name="Standard">
      <style:text-properties officeooo:rsid="0026bb48" officeooo:paragraph-rsid="0026bb48"/>
    </style:style>
    <style:style style:name="P31" style:family="paragraph" style:parent-style-name="Standard">
      <style:text-properties officeooo:rsid="0026fbd9" officeooo:paragraph-rsid="0026fbd9"/>
    </style:style>
    <style:style style:name="P32" style:family="paragraph" style:parent-style-name="Standard">
      <style:text-properties officeooo:rsid="00273370" officeooo:paragraph-rsid="00273370"/>
    </style:style>
    <style:style style:name="P33" style:family="paragraph" style:parent-style-name="Standard">
      <style:text-properties officeooo:rsid="0027ec19" officeooo:paragraph-rsid="0027ec19"/>
    </style:style>
    <style:style style:name="P34" style:family="paragraph" style:parent-style-name="Standard">
      <style:text-properties officeooo:rsid="00293904" officeooo:paragraph-rsid="00293904"/>
    </style:style>
    <style:style style:name="P35" style:family="paragraph" style:parent-style-name="Standard">
      <style:text-properties officeooo:rsid="002c5b65" officeooo:paragraph-rsid="002c5b65"/>
    </style:style>
    <style:style style:name="P36" style:family="paragraph" style:parent-style-name="Standard">
      <style:text-properties officeooo:rsid="002c5b65" officeooo:paragraph-rsid="002c5b65"/>
    </style:style>
    <style:style style:name="P37" style:family="paragraph" style:parent-style-name="Standard">
      <style:text-properties officeooo:rsid="002d528b" officeooo:paragraph-rsid="002d528b"/>
    </style:style>
    <style:style style:name="P38" style:family="paragraph" style:parent-style-name="Standard">
      <style:text-properties officeooo:rsid="002da801" officeooo:paragraph-rsid="002da801"/>
    </style:style>
    <style:style style:name="P39" style:family="paragraph" style:parent-style-name="Standard">
      <style:text-properties officeooo:rsid="002f98d6" officeooo:paragraph-rsid="002f98d6"/>
    </style:style>
    <style:style style:name="P40" style:family="paragraph" style:parent-style-name="Footnote">
      <style:text-properties officeooo:rsid="002d528b" officeooo:paragraph-rsid="002d528b"/>
    </style:style>
    <style:style style:name="T1" style:family="text">
      <style:text-properties officeooo:rsid="001396f3"/>
    </style:style>
    <style:style style:name="T2" style:family="text">
      <style:text-properties officeooo:rsid="00139bdb"/>
    </style:style>
    <style:style style:name="T3" style:family="text">
      <style:text-properties officeooo:rsid="0017ba06"/>
    </style:style>
    <style:style style:name="T4" style:family="text">
      <style:text-properties officeooo:rsid="0018aced"/>
    </style:style>
    <style:style style:name="T5" style:family="text">
      <style:text-properties officeooo:rsid="001ad2cb"/>
    </style:style>
    <style:style style:name="T6" style:family="text">
      <style:text-properties officeooo:rsid="001b8ae4"/>
    </style:style>
    <style:style style:name="T7" style:family="text">
      <style:text-properties officeooo:rsid="001c87cc"/>
    </style:style>
    <style:style style:name="T8" style:family="text">
      <style:text-properties officeooo:rsid="00210223"/>
    </style:style>
    <style:style style:name="T9" style:family="text">
      <style:text-properties officeooo:rsid="0024577d"/>
    </style:style>
    <style:style style:name="T10" style:family="text">
      <style:text-properties officeooo:rsid="002510b6"/>
    </style:style>
    <style:style style:name="T11" style:family="text">
      <style:text-properties officeooo:rsid="0026fbd9"/>
    </style:style>
    <style:style style:name="T12" style:family="text">
      <style:text-properties officeooo:rsid="00273370"/>
    </style:style>
    <style:style style:name="T13" style:family="text">
      <style:text-properties officeooo:rsid="00293904"/>
    </style:style>
    <style:style style:name="T14" style:family="text">
      <style:text-properties officeooo:rsid="002c5b65"/>
    </style:style>
    <style:style style:name="T15" style:family="text">
      <style:text-properties officeooo:rsid="002d528b"/>
    </style:style>
    <style:style style:name="T16" style:family="text">
      <style:text-properties officeooo:rsid="001f78f5"/>
    </style:style>
    <style:style style:name="T17" style:family="text">
      <style:text-properties officeooo:rsid="002da8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Neocapitalismo e tratte negriere – docufiction dallo sfruttamento del Nuovo Mondo al Capitalismo</text:p>
      <text:p text:style-name="P12">- 21/08/2017 -</text:p>
      <text:p text:style-name="P8"/>
      <text:p text:style-name="P9"/>
      <text:p text:style-name="P10">Passeggio lungo il mare, il sole più caldo del solito.</text:p>
      <text:p text:style-name="P10">Già da lontano avevo notato sulla spiaggia questa macchia nera, e adesso pian piano che mi avvicino prende sempre più le sembianze di un corpo, un corpo come carbonizzato, disteso sull'arena, bocconi.</text:p>
      <text:p text:style-name="P10">Mi tolgo le scarpe, <text:span text:style-name="T1">a piedi nudi mi avvicino.</text:span></text:p>
      <text:p text:style-name="P15">La spiaggia è deserta, il mare calmo accarezza il corpo seminudo e, temo, senza vita.</text:p>
      <text:p text:style-name="P15">È una donna. Una negra.</text:p>
      <text:p text:style-name="P15">Che cosa, o chi, l'ha portata qui? Cosa sperava di trovare così lontano da casa? Che pene avrà sofferto? È scappata o è stata gettata in queste ancora gelide acque liguri?</text:p>
      <text:p text:style-name="P15">Mi inginocchio, rispettosamente le sollevo una spalla.</text:p>
      <text:p text:style-name="P15">Ha le mani in catene.</text:p>
      <text:p text:style-name="P15"/>
      <text:p text:style-name="P15"/>
      <text:p text:style-name="P13">** Aprile 1765 – Genova **</text:p>
      <text:p text:style-name="P15"/>
      <text:p text:style-name="P15"/>
      <text:p text:style-name="Standard">- <text:span text:style-name="T2">Non ho ancora afferrato appieno le ragioni dietro questa sua proposta, signorina Lavinia. Vuole forse seguire il progresso dandosi al commercio dei negri?</text:span></text:p>
      <text:p text:style-name="P16">Il professore Luini ha un senso dell'umorismo discutibile ma non è malvagio.</text:p>
      <text:p text:style-name="P16">Dopotutto, non ha tutti i torti. Dopo aver razziato per secoli l'Europa dell'Est a caccia di schiavi bulgari, greci e slavi da rivendere sul nostro continente, commercio grazie al quale la mia famiglia si è arricchita, è ormai un secolo che ci si è spostati al più redditizio mercato degli schiavi negri, concorrendo con gli arabi nel commercio con i regni locali africani per accaparrarsi la merce in maniera costante, da inviare alle piantagioni e miniere del Nuovo Mondo.</text:p>
      <text:p text:style-name="P17">Leggendo la storia ho imparato che c'è sempre un popolo <text:s/>da sfruttare. Prima i “barbari”, poi slavi, indios, negri, domani chissà, forse gli orientali, e poi di nuovo potrebbe essere la volta degli africani o i nuovi abitanti delle Americhe a pagare per il profitto o semplicemente il benessere dello sfruttatore di turno…</text:p>
      <text:p text:style-name="P17">Alcune volte queste prevaricazioni si attuano con la violenza, altre volte con la complicità dei poteri locali, tanto interessati all'arricchimento personale quanto disinteressati dalle proprie genti. Ovunque e in tutti i tempi è sempre stato così, e così sarà.</text:p>
      <text:p text:style-name="P17"/>
      <text:p text:style-name="P17">Lo studio ricavato nell'abitazione del professore è una stanza buia e piena di polvere. I pochi mobili sovraccarichi di libri e di carte spiegazzate sistemate apparentemente alla rinfusa. Il tavolo non è da meno, ma almeno siamo riusciti a fare un po' d'ordine tale da poter aprire al suo centro una delle ultime carte <text:span text:style-name="T3">sul</text:span> continente africano.</text:p>
      <text:p text:style-name="P19">Rispondo alla sua domanda, un po' titubante, come se mi avesse posto una domanda intima.</text:p>
      <text:p text:style-name="P19">- Semplice sete di conoscenza, professore.</text:p>
      <text:p text:style-name="P19">- Non mi chiami professore, il Consiglio mi ha sbattuto fuori mesi fa. Punzecchiavo i miei studenti sostenendo che la Terra non fosse sferica. Ma è evidente che ai piani alti non hanno senso dell'umorismo. Così come io non nutro il suo stesso tipo di curiosità nei confronti di una negra morta.</text:p>
      <text:p text:style-name="P19">- <text:span text:style-name="T4">Lei ha guidato mio padre per le Terre d'Oriente alla ricerca di mercanti di uomini. Mio padre ha sempre avuto una buona opinione di lei.</text:span></text:p>
      <text:p text:style-name="P19">- <text:span text:style-name="T4">Allora ero giovane, avevo bisogno di denaro e di farmi un nome.</text:span></text:p>
      <text:p text:style-name="P20">Luini appoggia entrambe le mani sul tavolo, meditabondo.</text:p>
      <text:p text:style-name="P20">- Adesso non ho più bisogno di entrambe le cose, signorina. E ahimè, quel che è peggio, non sono <text:soft-page-break/>più <text:s/>neanche giovane.</text:p>
      <text:p text:style-name="P21">Seduta, mi allungo sul tavolo disegnando col dito medio un cerchio sulla mappa stesa.</text:p>
      <text:p text:style-name="P21">- Che cosa vede qui in mezzo, signore?</text:p>
      <text:p text:style-name="P22">Luini è indifferente alla domanda.</text:p>
      <text:p text:style-name="P22">- Non c'è ancora molto su queste carte, sono per lo più zone inesplorate, battute dai mercanti più che dai cartografi, per il momento. Siamo nel pieno dei “Paese dei Negri”, come lo chiamano gli arabi, “Bilad es-Sudan<text:note text:id="ftn1" text:note-class="footnote"><text:note-citation>1</text:note-citation><text:note-body><text:p text:style-name="P3"><text:span text:style-name="T8">Fonte:</text:span> “I grandi regni dell'Africa nera”, Roberto Bosi</text:p></text:note-body></text:note>”. Terre a sud del Sahara e a occidente del fiero altopiano etiopico. Terre di negri, per l'appunto, e forse quel che è peggio, di “musulmani”: non vedono di buon occhio noi europei cristiani.</text:p>
      <text:p text:style-name="P22">- Non pensavo fosse cristiano, professore.</text:p>
      <text:p text:style-name="P22">- Il problema è quello che rappresenti per gli altri, non quello che realmente sei.</text:p>
      <text:p text:style-name="P22">Ritorno al mio argomento principale.</text:p>
      <text:p text:style-name="P22">- Io non le offro soltanto denaro, signore. So che in cuor suo ha ancora un desiderio, forse sopito, di andare in giro per il mondo alla ricerca di nuove terre, di nuovi toponimi da mappare. Io le offro questa opportunità. Sono ancora più convinta di aver bisogno delle sue doti di geografo e di avventuriero, e di uomo fidato.</text:p>
      <text:p text:style-name="P22">Luini si lascia sfuggire un sorriso. Spero di aver finalmente srtuzzicato il suo interesse.</text:p>
      <text:p text:style-name="P22">- Dopotutto è un bene che siano rimasti territori sconosciuti. Di questi tempi le scoperte portano solo guai… Ma dipende dai punti di vista, ovvio.</text:p>
      <text:p text:style-name="P22">Se mai dovesse accettare, riuscirei mai a sopportare questa sua villana ironia?</text:p>
      <text:p text:style-name="P22">Medita un po' guardando la carta.</text:p>
      <text:p text:style-name="P22">- “Al di là dei monti, oltre il deserto”.</text:p>
      <text:p text:style-name="P22">Alza lo sguardo verso di me.</text:p>
      <text:p text:style-name="P22">- Chi le ha dato queste informazioni?</text:p>
      <text:p text:style-name="P22">- Il dottor Merini</text:p>
      <text:p text:style-name="P22">- Un filosofo?</text:p>
      <text:p text:style-name="P22">- Un umanista, prima di tutto, con una laurea in biologia. Ha visto la schiava defunta e dai tratti del viso ha ipotizzato possa provenire dall'area centro africana. Mi ha lasciato alcuni dei suoi appunti in merito.</text:p>
      <text:p text:style-name="P22">Passo la lettere del dottore a Luini.</text:p>
      <text:p text:style-name="P22">- Si dice vi siano dei regni forti laggiù. E che laddove la vita ah avuto origine, la vita stessa sia dura, e valga poco. Il vostro “umanista” accenna ad una popolazione non ancora islamizzata, i “Kirdi<text:note text:id="ftn2" text:note-class="footnote"><text:note-citation>2</text:note-citation><text:note-body><text:p text:style-name="P1"><text:span text:style-name="T8">Fonti:</text:span> “L'Africa”, di Folco Quilici (con foto); wikipedia.fr</text:p></text:note-body></text:note>”, si chiamano, considerati “pagani” dagli Arabi, veneratori di spiriti e di forze della natura, coltivatori e allevatori.</text:p>
      <text:p text:style-name="P22">Il professore si rigira tra le mani la lettera dove il dottor Merini ha messo per iscritto alcune informazioni che a suo dire potrebbero tornarci utili per identificare la tribù o il clan di provenienza della schiava.</text:p>
      <text:p text:style-name="P22">- Non sembrano essere popolazioni dedite alla guerra… - cerco di sdrammatizzare - <text:s/>Vivono sui Monti Mandara, nella zona del lago T'Chad, dove il grande deserto lascia spazio alla savana, che poi diventerà foresta pluviale ancora più a sud.</text:p>
      <text:p text:style-name="P22">Il professore sposta adesso la sua attenzione alle mappe del continente negro.</text:p>
      <text:p text:style-name="P22">- <text:span text:style-name="T5">Non ci conviene attraversare il deserto, i nomadi [berberi] sono popolazioni [guerriere], dovremmo arrivare da sud, dal mare. C'è un grande porto, qui</text:span></text:p>
      <text:p text:style-name="P23">Indica un <text:span text:style-name="T6">punto</text:span> sulla mappa, proprio sul grande golfo di Guinea, il “Paese dell'Oro<text:note text:id="ftn3" text:note-class="footnote"><text:note-citation>3</text:note-citation><text:note-body><text:p text:style-name="P1"><text:span text:style-name="T8">Fonte:</text:span> “I grandi regni dell'Africa nera”, Roberto Bosi</text:p></text:note-body></text:note>”.</text:p>
      <text:p text:style-name="P23">- E' il porto di Uoidah, nel regno di Dahomey, un regno molto forte che ospita sulle sue coste fortezze portoghesi, francesi, inglesi e olandesi per il commercio degli schiavi. <text:span text:style-name="T7">Non sarà difficile arrivare fin là, ma il peggio verrà sicuramente dopo… I Fulani, i Bambara, gli Hausa e gli Yoruba</text:span><text:span text:style-name="T7"><text:note text:id="ftn4" text:note-class="footnote"><text:note-citation>4</text:note-citation><text:note-body><text:p text:style-name="P2"><text:span text:style-name="T8">Fonti:</text:span> “I grandi regni dell'Africa nera”, Roberto Bosi; wikipedia.fr</text:p></text:note-body></text:note></text:span><text:span text:style-name="T7">, che abitano quelle zone, non sembrano essere popolazioni altrettanto pacifiche quanto i Kirdi.</text:span></text:p>
      <text:p text:style-name="P24"><text:soft-page-break/>Rimugina un po', lisciandosi il mento, morsicandosi il labbro inferiore.</text:p>
      <text:p text:style-name="P24">Io lo fisso, decisa più che mai, quasi mettendolo a disagio.</text:p>
      <text:p text:style-name="P24">Ma è proprio questa la mia intenzione.</text:p>
      <text:p text:style-name="P24">- Avremo bisogno della compagnia di un medico. E di un protettore.</text:p>
      <text:p text:style-name="P24">Non sono molto bravo con la spada.</text:p>
      <text:p text:style-name="P24"/>
      <text:p text:style-name="P24"/>
      <text:p text:style-name="P24"/>
      <text:p text:style-name="P14">Napoli:</text:p>
      <text:p text:style-name="P25"/>
      <text:p text:style-name="P26">- È inammissibile!</text:p>
      <text:p text:style-name="P26">Scendiamo entrambi le scale, in un misto tra l'incredulo e l'indignato, mentre la domestica richiude in modo sfacciatamente cortese la porta dell'alloggio del dottore… alle nostre spalle.</text:p>
      <text:p text:style-name="P26">- Inammissibile…</text:p>
      <text:p text:style-name="P26">Ripete, con meno indignazione e più incredulità. Il professore si ferma in mezzo alla rampa e si volta verso di me.</text:p>
      <text:p text:style-name="P26">- <text:span text:style-name="T9">Non avevate detto di esservi scritti per tutto quest'ultimo mese? Come può un uomo attempato cambiare idea in maniera così repentina?</text:span></text:p>
      <text:p text:style-name="P26">- <text:span text:style-name="T9">Deve essere come ci ha spiegato lui stesso.</text:span></text:p>
      <text:p text:style-name="P27">La giustificazione che provo ad abbozzare perde di senso non appena uscita dalla mia bocca.</text:p>
      <text:p text:style-name="P27">- <text:span text:style-name="T10">Un'incomprensione?</text:span></text:p>
      <text:p text:style-name="P28">La sua espressione è adesso in bilico tra il furioso e lo sconcertato.</text:p>
      <text:p text:style-name="P28">. Non si pensa più quello che si scrive, di questi tempi – aggiunge, alzando gli occhi al cielo, scuotendo il capo e sbuffando.</text:p>
      <text:p text:style-name="P28">D'un tratto mi sovvengo di un particolare avvenuto durante l'incontro col medico. Mi illumino in volto.</text:p>
      <text:p text:style-name="P28">- Si frughi nella tasca destra, professore!</text:p>
      <text:p text:style-name="P28">Mi guarda interdetto.</text:p>
      <text:p text:style-name="P28">- E perché di grazia?</text:p>
      <text:p text:style-name="P28">- Mi fa perdere solo tempo!</text:p>
      <text:p text:style-name="P28">Allungo le mani sulla sua tasca destra e prima che il professore sia in grado di bloccarmi tiro fuori vittoriosa quello che pensavo di aver visto.</text:p>
      <text:p text:style-name="P28">- Un biglietto? Nella mia tasca? Come facevate…</text:p>
      <text:p text:style-name="P28">Il volto di Luini è paonazzo.</text:p>
      <text:p text:style-name="P28">- Ho visto l'assistente del medico infilarvelo nella tasca.</text:p>
      <text:p text:style-name="P28">- Potrebbe essere una cosa personale, addirittura intima oserei dire Lei non ha nessun diritto!</text:p>
      <text:p text:style-name="P28">Siamo ancora sulla scala. Una signora sta salendo carica di frutta e vedura. Un'altra domestica del medico?</text:p>
      <text:p text:style-name="P28">Mi ritraggo leggermente in modo da farla passare tra me e il professore. Con un'occhiataccia gli intimo di darsi un contegno.</text:p>
      <text:p text:style-name="P29">Passata la signora rispondo a mezza voce.</text:p>
      <text:p text:style-name="P29">- Lei crede? - (mi esce involontariamente un tono di sfida) – E così mentre le consegna questo “intimo” messaggio la signorina ha l'ardire di fissarmi con aria complice?</text:p>
      <text:p text:style-name="P29">- Non mi immischio nelle perversioni della plebe. Mi ridia il biglietto.</text:p>
      <text:p text:style-name="P29">Glielo riconsegno.</text:p>
      <text:p text:style-name="P29">- Lo legga ad alta voce.</text:p>
      <text:p text:style-name="P29">Un po' imbronciato e inaspettatamente senza ribattere, esegue il mio ordine.</text:p>
      <text:p text:style-name="P29">- “Incontriamoci tra un'ora ai giardini dietro la casa del dottore”.</text:p>
      <text:p text:style-name="P29"/>
      <text:p text:style-name="P30">Quando le campane rintoccano le tre del pomeriggio ci ritroviamo nei giardini dietro la casa del medico.</text:p>
      <text:p text:style-name="P30">Non sono molti i visitatori a quest'ora. La giornata è calda, a tratti l'aria di mare ci raggiunge <text:soft-page-break/>ricordandoci la nostra città.</text:p>
      <text:p text:style-name="P30">Ci sediamo su una panchina come fossimo dei novelli sposini ma dopo poco tempo l'assistente del medico ci raggiunge. La sua andatura è calma e composta.</text:p>
      <text:p text:style-name="P30">Ci alziamo, in attesa.</text:p>
      <text:p text:style-name="P30">- Buongiorno, non ho avuto modo di presentarmi nello studio. Non si da ancora la dovuta importanza a noi donne in questo mestiere. Sono Eleonora Buscè, assistente del dottor […]</text:p>
      <text:p text:style-name="P30">- Piacere… dottoressa</text:p>
      <text:p text:style-name="P30">Nel dirlo allungo la mano verso di lei, in una stretta. Lei mi ricambia con un sorriso di gratitudine.</text:p>
      <text:p text:style-name="P30">- Ho sentito del vostro progetto, e vorrei accompagnarvi – dice risoluta.</text:p>
      <text:p text:style-name="P30">- <text:span text:style-name="T11">Ci serve un medico esperto.</text:span></text:p>
      <text:p text:style-name="P31">Luini non ha peli sulla lingua.</text:p>
      <text:p text:style-name="P31">- Lavoro a fianco del dottore da oltre 5 anni.</text:p>
      <text:p text:style-name="P31">- Chirurgia?</text:p>
      <text:p text:style-name="P31">La ragazza abbassa lo sguardo.</text:p>
      <text:p text:style-name="P31">- Solo sui cadaveri…</text:p>
      <text:p text:style-name="P31">- Ferite da armi bianche?</text:p>
      <text:p text:style-name="P31">- Qui a Napoli abbiamo pazienti di quel tipo quanti ne vogliamo!</text:p>
      <text:p text:style-name="P31">Si riprende quasi con allegria la signorina Buscè.</text:p>
      <text:p text:style-name="P31">- Malattie contagiose?</text:p>
      <text:p text:style-name="P31">- Volete spingervi nell'entroterra africano, dico bene? Non si conoscono ancora molto bene quali tipi di malattie vi possano essere per noi europei laggiù. Ma i portoghesi e gli inglesi che esplorano quelle coste riportano gravi sintomi di dissenteria, colera e vaiolo. Molte di queste malattie si possono curare con una buona prevenzione. Per le altre non so niente di meno che non possa sapere anche il dottore.</text:p>
      <text:p text:style-name="P31">Io e Luini ci guardiamo, come per decidere l'esito di questa sorta di “esame”.</text:p>
      <text:p text:style-name="P31">A me manca solo una curiosità, più che un dettaglio tecnico.</text:p>
      <text:p text:style-name="P31">- Sono sicura che la dottoressa ha le capacità che cerchiamo e che potrà esserci d'aiuto nel nostro viaggio. Mi piacerebbe solo sapere per quale motivo vi stiate lanciando con tale foga in questa impresa.</text:p>
      <text:p text:style-name="P31">La ragazza si guarda intorno, per la prima volta circospetta, come se stesse per svelarci un segreto.</text:p>
      <text:p text:style-name="P31">Tendiamo le orecchie.</text:p>
      <text:p text:style-name="P31">- Mi piace studiare, confrontarmi con argomenti e sfide sempre diverse. Ora, ci è capitato qualche mese fa il caso di una malattia gravissima, riportata da un portoghese preso poi in carico dall'esercito spagnolo e riportato qua a Napoli [come prigioniero]. <text:span text:style-name="T12">È morto dopo pochi giorni per febbri altissime, e così altri come lui in città. Tutti loro erano reduci dall'entroterra africano. E l'origine della loro morte pare possa essere</text:span></text:p>
      <text:p text:style-name="P32">Si interrompe di colpo, si avvicina, e bisbiglia come se quello che sta per rivelare possa scatenare il panico.</text:p>
      <text:p text:style-name="P32">- Una zanzara<text:note text:id="ftn5" text:note-class="footnote"><text:note-citation>5</text:note-citation><text:note-body><text:p text:style-name="P6">La malaria è già nota dai tempi dei Romani. La febbre gialla, di origine africana, inizia nel '700 a prendere piede nel Nuovo Mondo, ma si conosceva già in Europa? Altre malattie in Africa: vaiolo, peste, colera, dissenteria. Solo le ultime 2 pare non fossero ancora troppo diffuse in Europa.</text:p></text:note-body></text:note>.</text:p>
      <text:p text:style-name="P32"/>
      <text:p text:style-name="P32"/>
      <text:p text:style-name="P33">Ci intratteniamo ancora un po' ai giardini, chiacchierando delle nuove scoperte in ambito medico e geografico. Decidiamo di fermarci in una locanda per continuare le nostre conversazioni davanti ad un piatto caldo.</text:p>
      <text:p text:style-name="P33">Parliamo di quel poco che sappiamo a proposito del grande continente africano. Dei “mori”, degli arabi che vivono sulle coste sappiamo molte più cose, ma delle popolazioni negritiche dell'interno ci rendiamo conto sapere ben poco, nulla in realtà, se paragonato alle vastità di quei territori, e alla numerosità di popoli di lingue e di regni. Pare che popolazioni che condividono lo stesso territorio, come i Fulani e i Bambara, o i Keita, che nella storia hanno più volte incrociato i loro destini, siano <text:soft-page-break/>di fatto molto diversi gli uni dagli altri<text:note text:id="ftn6" text:note-class="footnote"><text:note-citation>6</text:note-citation><text:note-body><text:p text:style-name="P4"><text:span text:style-name="T8">Fonte:</text:span> “I grandi regni dell'Africa nera”, Roberto Bosi</text:p></text:note-body></text:note>.</text:p>
      <text:p text:style-name="P33">Così come lo sono, in effetti, i francesi con gli inglesi, o noi italiani…</text:p>
      <text:p text:style-name="P33">Mentre parliamo della nostra spedizione, del materiale che ci potrebbe servire, garze, bende, alcool, mappe, bussole, e altre cose, un moro, sdraiato fino a quel momento in un angolo sul pavimento di questa chiassosa locanda, alzandosi barcollando viene a sedersi al nostro tavolo. Ha il volto scuro, su cui [ipnotici] risaltano due occhi chiari come il mare.</text:p>
      <text:p text:style-name="P33">- Ho sentito… - inizia a dire: è palesemente ubriaco – Ho sentito che volete andare in Sudan, “il Paese dei Negri<text:note text:id="ftn7" text:note-class="footnote"><text:note-citation>7</text:note-citation><text:note-body><text:p text:style-name="P4"><text:span text:style-name="T8">Fonte:</text:span> “I grandi regni dell'Africa nera”, Roberto Bosi</text:p></text:note-body></text:note>”.</text:p>
      <text:p text:style-name="P33">Almeno ha avuto la decenza di sedersi a fianco del professore e non a noi due signorine.</text:p>
      <text:p text:style-name="P33">- <text:span text:style-name="T13">Io li conosco, li ho visti, ero mercante di sale e di oro</text:span><text:span text:style-name="T13"><text:note text:id="ftn8" text:note-class="footnote"><text:note-citation>8</text:note-citation><text:note-body><text:p text:style-name="P5"><text:span text:style-name="T8">Fonte:</text:span> “I grandi regni dell'Africa nera”, Roberto Bosi</text:p></text:note-body></text:note></text:span><text:span text:style-name="T13">, attraversavo il deserto fino al grande fiume, il Niger, e commerciavo con loro, prima di esser preso prigioniero e portato qui.</text:span></text:p>
      <text:p text:style-name="P34">Il suo alito cattivo e il suo passato hanno sicuramente attirato la nostra attenzione.</text:p>
      <text:p text:style-name="P34">Luini fa un cenno all'oste e fa portare un'altra caraffa di vino e un bicchiere per il nostro inusitato ospite, che ringrazia con un sorriso appena accennato.</text:p>
      <text:p text:style-name="P34">- <text:span text:style-name="T14">Non vi disturberò troppo</text:span></text:p>
      <text:p text:style-name="P35">Dice rigirandosi il bicchiere pieno tra le mani: sembra piuttosto interessato a gustarsi il suo vino in solitudine.</text:p>
      <text:p text:style-name="P35">- Pensavo voi arabi non beveste alcool – dico, senza malizia, giusto per intavolare un discorso a due voci</text:p>
      <text:p text:style-name="P35">- Io non sono arabo, sono un “amazigh<text:note text:id="ftn9" text:note-class="footnote"><text:note-citation>9</text:note-citation><text:note-body><text:p text:style-name="P7">Fonte: wikipedia.it</text:p></text:note-body></text:note>”, o come dite voi qui, un “berbero”.</text:p>
      <text:p text:style-name="P35">E così dicendo, come per riprendersi dall'offesa appena subita, beve tutto d'un fiato il suo vino.</text:p>
      <text:p text:style-name="P35">- <text:span text:style-name="T15">Cosa ci può dire, allora, caro amico berbero, dei Negri del Niger.</text:span></text:p>
      <text:p text:style-name="P37">Lo incoraggia Luini, riempiendo nuovamente il bicchiere allo straniero.</text:p>
      <text:p text:style-name="P37">- In quei posti le persone non muoiono. Loro credono nella trasmigrazione delle anime, gli “antenati” rivivono nei loro cari, nei nuovi nati, figli, nipoti, o si trasformano in animali totemici che vengono venerati come veri e propri dei. Sono popoli che praticano la magia nera. Sono pericolosi.</text:p>
      <text:p text:style-name="P37">Di quale popolo starà parlando nello specifico?</text:p>
      <text:p text:style-name="P37">- Vi racconterò questa storia. Si dice che in quelle terre (nelle terre tra le sorgenti dei grandi fiumi Niger e Senegal), la luna non esistesse, e con essa, non esistesse dunque nemmeno la morte<text:note text:id="ftn0" text:note-class="footnote"><text:note-citation>10</text:note-citation><text:note-body><text:p text:style-name="P40">Fonte: <text:span text:style-name="T16">“I grandi regni dell'Africa nera”, Roberto Bosi. </text:span>Fiaba di che popolo???</text:p></text:note-body></text:note>.</text:p>
      <text:p text:style-name="P37">C'era solo una lunga catena <text:span text:style-name="T17">c</text:span>he pendeva dal cielo. <text:span text:style-name="T17">Quando gli uomini erano vecchi e stanchi di vivere si arrampicavano lungo la catena, salendo sempre più su, scomparendo oltre le nuvole…</text:span></text:p>
      <text:p text:style-name="P38">Il berbero ha seguito con lo sguardo la catena immaginaria. Resta un po' così, gli occhi persi nel soffitto scricchiolante.</text:p>
      <text:p text:style-name="P38">Poi, senza aggiungere altro, si alza e si allontana, portando con sé il bicchiere di vino ancora pieno.</text:p>
      <text:p text:style-name="P38">Si è fatto tardi.</text:p>
      <text:p text:style-name="P38"/>
      <text:p text:style-name="P38">Quando usciamo dalla locanda è l'imbrunire, ci ritroviamo nelle strette e buie vie di Napoli e insieme ci incamminiamo verso la foresteria dove siamo alloggiati io e il professore, il posto è vicino non avrebbe senso chiamare una carrozza. La chiamerò una volta arrivati per riportare a casa la dottoressa.</text:p>
      <text:p text:style-name="P39">Mentre io e la signorina Buscè conversiamo dolcemente sugli ultimi costumi cittadini, il professore prende a guardarsi intorno, teso. Ha sentito dei rumori, dice, dei bisbiglii.</text:p>
      <text:p text:style-name="P39">La strada è buia. Ci fermiamo: davanti a noi si parano tre brutti figuri. D'istinto ci voltiamo ma come potevamo temere altri due sgherri ci bloccano la ritirata.</text:p>
      <text:p text:style-name="P39">Siamo in stallo.</text:p>
      <text:p text:style-name="P39">Ci puntano addosso dei pugnali, sicuri di sé, ritrovandosi di fronte due signore. Il professore, dal canto suo, non incuterebbe timore neanche ad un bambino.</text:p>
      <text:p text:style-name="P39"><text:soft-page-break/>Solo uno tra loro non impugna alcun pugnale.</text:p>
      <text:p text:style-name="P39">Si fa avanti, indossa ….</text:p>
      <text:p text:style-name="P38"/>
      <text:p text:style-name="P37"/>
      <text:p text:style-name="P35"/>
      <text:p text:style-name="P35"/>
      <text:p text:style-name="P34"/>
      <text:p text:style-name="P30"/>
      <text:p text:style-name="P28"/>
      <text:p text:style-name="P26"/>
      <text:p text:style-name="P26"><text:s/></text:p>
      <text:p text:style-name="P23"/>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5T12:22:18.095000000</meta:creation-date>
    <dc:date>2017-12-06T17:24:52.655000000</dc:date>
    <meta:editing-duration>PT1H34M41S</meta:editing-duration>
    <meta:editing-cycles>31</meta:editing-cycles>
    <meta:generator>LibreOffice/5.0.0.5$Windows_x86 LibreOffice_project/1b1a90865e348b492231e1c451437d7a15bb262b</meta:generator>
    <dc:creator>Armando Gaeta</dc:creator>
    <meta:document-statistic meta:table-count="0" meta:image-count="0" meta:object-count="0" meta:page-count="6" meta:paragraph-count="153" meta:word-count="2763" meta:character-count="16480" meta:non-whitespace-character-count="13858"/>
  </office:meta>
</office:document-meta>
</file>